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25cm" loext:contextual-spacing="false"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4" style:family="paragraph" style:parent-style-name="Text_20_body">
      <style:paragraph-properties fo:margin-top="0cm" fo:margin-bottom="0.25cm" loext:contextual-spacing="false"/>
    </style:style>
    <style:style style:name="P5" style:family="paragraph" style:parent-style-name="Text_20_body">
      <style:paragraph-properties fo:margin-top="0cm" fo:margin-bottom="0.25cm" loext:contextual-spacing="false" fo:text-align="center" style:justify-single-word="false"/>
      <style:text-properties fo:font-size="10pt" style:text-underline-style="none" officeooo:rsid="000ef92b" officeooo:paragraph-rsid="000ef92b" style:font-size-asian="8.75pt" style:font-size-complex="10pt"/>
    </style:style>
    <style:style style:name="P6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officeooo:paragraph-rsid="000b5c97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b5c97" officeooo:paragraph-rsid="000b5c97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b5c97" officeooo:paragraph-rsid="000b5c97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d52ce" officeooo:paragraph-rsid="000d52ce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d52ce" officeooo:paragraph-rsid="000d52ce" style:font-size-asian="12pt" style:font-weight-asian="normal" style:font-size-complex="12pt" style:font-weight-complex="normal"/>
    </style:style>
    <style:style style:name="P11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d52ce" officeooo:paragraph-rsid="000d52ce" style:font-size-asian="12pt" style:font-weight-asian="normal" style:font-size-complex="12pt" style:font-weight-complex="normal"/>
    </style:style>
    <style:style style:name="P12" style:family="paragraph" style:parent-style-name="Text_20_body" style:list-style-name="L5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ef92b" officeooo:paragraph-rsid="000ef92b" style:font-size-asian="12pt" style:font-weight-asian="normal" style:font-size-complex="12pt" style:font-weight-complex="normal"/>
    </style:style>
    <style:style style:name="P13" style:family="paragraph" style:parent-style-name="Text_20_body" style:list-style-name="L6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ef92b" officeooo:paragraph-rsid="000ef92b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style:text-underline-style="none" fo:font-weight="bold" officeooo:rsid="000b5c97" officeooo:paragraph-rsid="000b5c9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style:text-underline-style="solid" style:text-underline-width="auto" style:text-underline-color="font-color" fo:font-weight="normal" officeooo:rsid="000b5c97" officeooo:paragraph-rsid="000b5c97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style:text-underline-style="solid" style:text-underline-width="auto" style:text-underline-color="font-color" fo:font-weight="normal" officeooo:rsid="000d52ce" officeooo:paragraph-rsid="000d52ce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style:text-underline-style="solid" style:text-underline-width="auto" style:text-underline-color="font-color" fo:font-weight="normal" officeooo:rsid="000ef92b" officeooo:paragraph-rsid="000ef92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25cm" loext:contextual-spacing="false" fo:text-align="justify" style:justify-single-word="false"/>
      <style:text-properties style:font-name="Times New Roman" style:text-underline-style="solid" style:text-underline-width="auto" style:text-underline-color="font-color" fo:font-weight="bold" officeooo:rsid="001061cd" officeooo:paragraph-rsid="001061cd" style:font-weight-asian="bold" style:font-weight-complex="bold"/>
    </style:style>
    <style:style style:name="P19" style:family="paragraph" style:parent-style-name="Text_20_body" style:list-style-name="L15">
      <style:paragraph-properties fo:margin-top="0cm" fo:margin-bottom="0.25cm" loext:contextual-spacing="false" fo:text-align="justify" style:justify-single-word="false"/>
      <style:text-properties style:font-name="Times New Roman"/>
    </style:style>
    <style:style style:name="P20" style:family="paragraph" style:parent-style-name="Text_20_body" style:list-style-name="L16">
      <style:paragraph-properties fo:margin-top="0cm" fo:margin-bottom="0.25cm" loext:contextual-spacing="false" fo:text-align="justify" style:justify-single-word="false"/>
      <style:text-properties style:font-name="Times New Roman"/>
    </style:style>
    <style:style style:name="P21" style:family="paragraph" style:parent-style-name="Text_20_body" style:list-style-name="L17">
      <style:paragraph-properties fo:margin-top="0cm" fo:margin-bottom="0.25cm" loext:contextual-spacing="false"/>
      <style:text-properties style:font-name="Times New Roman" style:text-underline-style="none" fo:font-weight="normal" officeooo:rsid="001061cd" officeooo:paragraph-rsid="001061cd" style:font-weight-asian="normal" style:font-weight-complex="normal"/>
    </style:style>
    <style:style style:name="P22" style:family="paragraph" style:parent-style-name="Text_20_body" style:list-style-name="L17">
      <style:paragraph-properties fo:margin-top="0cm" fo:margin-bottom="0.25cm" loext:contextual-spacing="false"/>
      <style:text-properties style:font-name="Times New Roman" style:text-underline-style="none" fo:font-weight="normal" officeooo:rsid="0011f710" officeooo:paragraph-rsid="0011f710" style:font-weight-asian="normal" style:font-weight-complex="normal"/>
    </style:style>
    <style:style style:name="P23" style:family="paragraph" style:parent-style-name="Text_20_body">
      <style:paragraph-properties fo:margin-top="0cm" fo:margin-bottom="0.25cm" loext:contextual-spacing="false"/>
      <style:text-properties style:font-name="Times New Roman" style:text-underline-style="none" fo:font-weight="bold" officeooo:rsid="001061cd" officeooo:paragraph-rsid="001061cd" style:font-weight-asian="bold" style:font-weight-complex="bold"/>
    </style:style>
    <style:style style:name="P24" style:family="paragraph" style:parent-style-name="Text_20_body" style:list-style-name="L15">
      <style:paragraph-properties fo:margin-top="0cm" fo:margin-bottom="0.25cm" loext:contextual-spacing="false"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f6f10" officeooo:paragraph-rsid="000f6f10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.25cm" loext:contextual-spacing="false" fo:text-align="justify" style:justify-single-word="false"/>
      <style:text-properties fo:font-size="12pt" style:text-underline-style="none" fo:font-weight="normal" officeooo:rsid="000ef92b" officeooo:paragraph-rsid="000ef92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.25cm" loext:contextual-spacing="false" fo:text-align="justify" style:justify-single-word="false"/>
      <style:text-properties fo:font-weight="normal" officeooo:paragraph-rsid="000ef92b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fo:font-weight="bold" officeooo:rsid="000b5c97" style:font-size-asian="10.5pt" style:font-weight-asian="bold" style:font-weight-complex="bold"/>
    </style:style>
    <style:style style:name="T5" style:family="text">
      <style:text-properties style:font-name="Times New Roman" officeooo:rsid="000d52ce"/>
    </style:style>
    <style:style style:name="T6" style:family="text">
      <style:text-properties style:font-name="Times New Roman" fo:font-size="10pt" style:text-underline-style="none" officeooo:rsid="000ef92b" style:font-size-asian="8.75pt" style:font-size-complex="10pt"/>
    </style:style>
    <style:style style:name="T7" style:family="text">
      <style:text-properties style:font-name="Times New Roman" style:text-underline-style="none" fo:font-weight="bold" officeooo:rsid="000b5c97" style:font-weight-asian="bold" style:font-weight-complex="bold"/>
    </style:style>
    <style:style style:name="T8" style:family="text">
      <style:text-properties style:font-name="Times New Roman" officeooo:rsid="001061cd"/>
    </style:style>
    <style:style style:name="T9" style:family="text">
      <style:text-properties style:font-name="Times New Roman" fo:font-size="12pt" style:text-underline-style="none" officeooo:rsid="000ef92b" style:font-size-asian="10.5pt" style:font-size-complex="12pt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officeooo:rsid="001303d4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tyle="normal" style:text-blinking="false" fo:background-color="transparent" loext:char-shading-value="0" style:font-size-asian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style:text-blinking="false" fo:background-color="transparent" loext:char-shading-value="0" style:font-size-asian="12pt"/>
    </style:style>
    <style:style style:name="T14" style:family="text">
      <style:text-properties officeooo:rsid="001303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Elias Krautz, Johannes Stellfeld &amp; Paul Hübner <text:s text:c="97"/>21.02.2022</text:span></text:p>
      <text:h text:style-name="P1" text:outline-level="1"><text:span text:style-name="T1">Handout - Die DDR in den 50er Jahren</text:span><text:span text:style-name="T6"> </text:span></text:h>
      <text:p text:style-name="P6"><text:span text:style-name="T4"/></text:p>
      <text:p text:style-name="P6"><text:span text:style-name="T7">2. Parteikonferenz der SED 1952:</text:span></text:p>
      <text:list xml:id="list3358922606" text:style-name="L1">
        <text:list-item>
          <text:p text:style-name="P7"><text:span text:style-name="T1">9. bis 12. Juli 1952</text:span></text:p>
        </text:list-item>
        <text:list-item>
          <text:p text:style-name="P7"><text:span text:style-name="T1">Generalsekretär Walter Ulbricht verkündet den „planmäßigen Aufbau des Sozialismus“</text:span></text:p>
        </text:list-item>
        <text:list-item>
          <text:p text:style-name="P7"><text:span text:style-name="T1">„Von der Sowjetunion lernen, heißt Siegen lernen“</text:span></text:p>
        </text:list-item>
      </text:list>
      <text:p text:style-name="P14"><text:span text:style-name="T1">Beschlüsse der Konferenz:</text:span></text:p>
      <text:p text:style-name="P15"><text:span text:style-name="T1">1. Demokratischer Zentralismus/Zentralisierung</text:span></text:p>
      <text:list xml:id="list1165079735" text:style-name="L2">
        <text:list-item>
          <text:p text:style-name="P8"><text:span text:style-name="T1">paritätische Besetzung </text:span><text:span text:style-name="T5">der Ämter aufgehoben</text:span></text:p>
        </text:list-item>
        <text:list-item>
          <text:p text:style-name="P9"><text:span text:style-name="T1">Bundesländer werden in 14 Bezirke aufgeteilt =&gt; Föderalismus aufgehoben</text:span></text:p>
        </text:list-item>
        <text:list-item>
          <text:p text:style-name="P9"><text:span text:style-name="T1">Ministerrat (16 Personen) soll Staat und Volkswirtschaft lenken =&gt; Zentralisierung der Macht</text:span></text:p>
        </text:list-item>
      </text:list>
      <text:p text:style-name="P16"><text:span text:style-name="T1">2. Kollektivierung</text:span></text:p>
      <text:list xml:id="list1622036058" text:style-name="L3">
        <text:list-item>
          <text:p text:style-name="P10"><text:span text:style-name="T1">private Betriebe zu “Landwirtschaftlichen Produktionsgenossenschaften“ (LPG) zusammengeschlossen (staatlich organisiert)</text:span></text:p>
        </text:list-item>
        <text:list-item>
          <text:p text:style-name="P10"><text:span text:style-name="T1">Prozess der Enteignung/Verstaatlichung</text:span></text:p>
        </text:list-item>
        <text:list-item>
          <text:p text:style-name="P10"><text:span text:style-name="T1">Vorrang der Schwerindustrie</text:span></text:p>
        </text:list-item>
      </text:list>
      <text:p text:style-name="P16"><text:span text:style-name="T1">3. Aufbau einer Nationalen Volksarmee und <text:s/>Ausbau des Ministeriums für Staat</text:span><text:span text:style-name="T11">s</text:span><text:span text:style-name="T1">sicherheit</text:span></text:p>
      <text:list xml:id="list92312082" text:style-name="L4">
        <text:list-item>
          <text:p text:style-name="P11"><text:span text:style-name="T1">größtenteils aus Kasernierte Volkspolizei (1. Juli 1952) rekrutiert</text:span></text:p>
        </text:list-item>
        <text:list-item>
          <text:p text:style-name="P11"><text:span text:style-name="T1">somit sta</text:span><text:span text:style-name="T11">n</text:span><text:span text:style-name="T1">den sofort 100.000 Soldaten zur Verfügung</text:span></text:p>
        </text:list-item>
        <text:list-item>
          <text:p text:style-name="P11"><text:span text:style-name="T1">der extreme Ausbau der Stasi sorgte für enorme Überwachung und Kontrolle im Landesinneren</text:span></text:p>
        </text:list-item>
      </text:list>
      <text:p text:style-name="P17"><text:span text:style-name="T1">4. “Klassenkampf“ und Unterdrückung der Opposition</text:span></text:p>
      <text:list xml:id="list4219404498" text:style-name="L5">
        <text:list-item>
          <text:p text:style-name="P12"><text:span text:style-name="T1">ideologische Indoktrination verstärkt</text:span></text:p>
        </text:list-item>
        <text:list-item>
          <text:p text:style-name="P12"><text:span text:style-name="T1">Feinde des Regimes wurden unterdrückt und verhaftet</text:span></text:p>
        </text:list-item>
      </text:list>
      <text:p text:style-name="P17"><text:span text:style-name="T1">Folgen:</text:span></text:p>
      <text:list xml:id="list2772647504" text:style-name="L6">
        <text:list-item>
          <text:p text:style-name="P13"><text:span text:style-name="T1">SED wurde zur führenden Partei aufgebaut</text:span></text:p>
        </text:list-item>
        <text:list-item>
          <text:p text:style-name="P13"><text:span text:style-name="T1">Vorrang der Schwerindustrie zerstörte andere Wirtschaftszweige</text:span></text:p>
        </text:list-item>
        <text:list-item>
          <text:p text:style-name="P13"><text:span text:style-name="T1">dies führte zu einer wirtschaftlichen Krise und Engpässen</text:span></text:p>
        </text:list-item>
      </text:list>
      <text:p text:style-name="P26"><text:span text:style-name="T12"/></text:p>
      <text:p text:style-name="P27"><text:soft-page-break/><text:span text:style-name="T9"><text:s/></text:span><text:span text:style-name="T10">Volksaufstand 17. Juni 1953:</text:span></text:p>
      <text:list xml:id="list2408589782" text:style-name="L16">
        <text:list-item>
          <text:p text:style-name="P20">Ursache für Aufstand ist durch “Aufbau des Sozialismus“ eingeführte Erhöhung der Arbeitsnorm</text:p>
        </text:list-item>
      </text:list>
      <text:list xml:id="list55623892" text:style-name="L15">
        <text:list-item>
          <text:p text:style-name="P19">Arbeiterschaft fühlt sich bestraft und führt am 15. und 16. Juni Protestaktionen auf Berliner Großbaustellen durch</text:p>
        </text:list-item>
        <text:list-item>
          <text:p text:style-name="P19">Proteste greifen auf gesamte DDR über und werden am nächsten Tag als Generalstreik umgesetzt</text:p>
        </text:list-item>
        <text:list-item>
          <text:p text:style-name="P19">fordern nun nicht nur Rücknahme der Normerhöhung sondern auch Demokrati<text:span text:style-name="T14">sie</text:span>rung und Wiedervereinigung Deutschlands</text:p>
        </text:list-item>
        <text:list-item>
          <text:p text:style-name="P19">durch massige Teilnahme an Protest verhängt Sowjetunion Ausnahmezustand, verkündet <text:span text:style-name="T14">K</text:span>riegsrecht und übernimmt Regierungsgewalt der DDR</text:p>
        </text:list-item>
        <text:list-item>
          <text:p text:style-name="P19">Sowjetisches Militär breitet sich mit Panzern auf Straße aus</text:p>
        </text:list-item>
        <text:list-item>
          <text:p text:style-name="P19">Volksaufstand wird durch Waffengewalt von Militär und <text:span text:style-name="T14">K</text:span>asernierter Volkspolizei niedergeschlagen</text:p>
        </text:list-item>
        <text:list-item>
          <text:p text:style-name="P19">sterben ca. 50 Menschen, ca. 15.000 Personen <text:span text:style-name="T14">verhaftet</text:span></text:p>
        </text:list-item>
        <text:list-item>
          <text:p text:style-name="P19">SED verschleiert Auftstand als “faschistische Provokation“ des Westens</text:p>
        </text:list-item>
        <text:list-item>
          <text:p text:style-name="P24"><text:span text:style-name="T1">ohne </text:span><text:span text:style-name="T8">Eingreifen der UdSSR wäre Regime unter Ulbricht zusammengebrochen</text:span> </text:p>
        </text:list-item>
      </text:list>
      <text:p text:style-name="P4"/>
      <text:p text:style-name="P23">Mauerbau:</text:p>
      <text:list xml:id="list3758476655" text:style-name="L17">
        <text:list-item>
          <text:p text:style-name="P21">13. August 1961 Sektorgrenze nach West-Berlin und Außenring abgereglt</text:p>
        </text:list-item>
        <text:list-item>
          <text:p text:style-name="P21">Nacht vom 17. zum 18. August Stacheldraht durch Mauer aus Hohlblocksteinen ersetzt</text:p>
        </text:list-item>
        <text:list-item>
          <text:p text:style-name="P21">Verringerung der Grenzübergangsstellen zwischen beiden Stadthälften am 23. August</text:p>
        </text:list-item>
        <text:list-item>
          <text:p text:style-name="P22">im Auftrag von Walter Ulbricht unter völliger Geheimhaltung zusammen mit Erich Honecker wurde Mauerbau vorbereitet</text:p>
        </text:list-item>
        <text:list-item>
          <text:p text:style-name="P22">Erlaubnis zur Errichtung einer Mauer zuvor von Sowjetunion erhalten</text:p>
        </text:list-item>
        <text:list-item>
          <text:p text:style-name="P22">„Niemand hat die Absicht eine Mauer zu errichten“</text:p>
        </text:list-item>
        <text:list-item>
          <text:p text:style-name="P22">Grund für Mauerbau war <text:s/>Flucht von 2,5 Mio. Menschen zwischen 1949 und 1961 aus DDR</text:p>
        </text:list-item>
        <text:list-item>
          <text:p text:style-name="P22">SED-Führung will Massenflucht aus DDR beenden</text:p>
        </text:list-item>
        <text:list-item>
          <text:p text:style-name="P22">Berliner Mauer insgesamt 156km lang</text:p>
        </text:list-item>
        <text:list-item>
          <text:p text:style-name="P22">hohe Suizidrate in West – sowie Ost-Berlin</text:p>
        </text:list-item>
      </text:list>
      <text:p text:style-name="P18"/>
      <text:p text:style-name="P25"><text:span text:style-name="T13"/></text:p>
      <text:p text:style-name="P25"><text:span text:style-name="T13"/></text:p>
      <text:p text:style-name="P3"><text:span text:style-name="T3"/></text:p>
      <text:p text:style-name="P2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0T19:56:14.550000000</meta:creation-date>
    <dc:date>2022-02-20T21:10:43.543000000</dc:date>
    <meta:editing-duration>PT6M41S</meta:editing-duration>
    <meta:editing-cycles>1</meta:editing-cycles>
    <meta:generator>LibreOffice/5.4.5.1$Windows_X86_64 LibreOffice_project/79c9829dd5d8054ec39a82dc51cd9eff340dbee8</meta:generator>
    <meta:document-statistic meta:table-count="0" meta:image-count="0" meta:object-count="0" meta:page-count="3" meta:paragraph-count="48" meta:word-count="417" meta:character-count="3089" meta:non-whitespace-character-count="2654"/>
  </office:meta>
</office:document-meta>
</file>